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3c1c" officeooo:paragraph-rsid="00083c1c"/>
    </style:style>
    <style:style style:name="P2" style:family="paragraph" style:parent-style-name="Standard">
      <style:text-properties fo:language="en" fo:country="US" officeooo:rsid="00083c1c" officeooo:paragraph-rsid="00083c1c"/>
    </style:style>
    <style:style style:name="P3" style:family="paragraph" style:parent-style-name="Standard">
      <style:text-properties fo:language="en" fo:country="US" officeooo:rsid="000a0ae0" officeooo:paragraph-rsid="000a0ae0"/>
    </style:style>
    <style:style style:name="P4" style:family="paragraph" style:parent-style-name="Standard">
      <style:text-properties fo:language="en" fo:country="US" officeooo:rsid="000b2d8b" officeooo:paragraph-rsid="000b2d8b"/>
    </style:style>
    <style:style style:name="P5" style:family="paragraph" style:parent-style-name="Standard">
      <style:text-properties fo:language="ru" fo:country="RU" officeooo:rsid="000b2d8b" officeooo:paragraph-rsid="000b2d8b"/>
    </style:style>
    <style:style style:name="P6" style:family="paragraph" style:parent-style-name="Standard">
      <style:text-properties fo:font-style="italic" fo:font-weight="bold" officeooo:rsid="00083c1c" officeooo:paragraph-rsid="00083c1c" style:font-style-asian="italic" style:font-weight-asian="bold" style:font-style-complex="italic" style:font-weight-complex="bold"/>
    </style:style>
    <style:style style:name="P7" style:family="paragraph" style:parent-style-name="Standard">
      <style:text-properties fo:language="ru" fo:country="RU" officeooo:rsid="00083c1c" officeooo:paragraph-rsid="00083c1c"/>
    </style:style>
    <style:style style:name="P8" style:family="paragraph" style:parent-style-name="Standard">
      <style:text-properties fo:language="ru" fo:country="RU" officeooo:rsid="000a0ae0" officeooo:paragraph-rsid="000a0ae0"/>
    </style:style>
    <style:style style:name="P9" style:family="paragraph" style:parent-style-name="Standard">
      <style:text-properties fo:language="ru" fo:country="RU" officeooo:rsid="000b2d8b" officeooo:paragraph-rsid="000a0ae0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officeooo:rsid="000a0ae0" style:font-style-asian="italic" style:font-style-complex="italic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a0ae0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fo:language="ru" fo:country="RU" officeooo:rsid="000b2d8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0b2d8b"/>
    </style:style>
    <style:style style:name="T10" style:family="text">
      <style:text-properties officeooo:rsid="000c905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Задача <text:span text:style-name="T9">№5</text:span>.</text:p>
      <text:p text:style-name="P1"/>
      <text:p text:style-name="P1">Файл «Данные к задаче <text:span text:style-name="T10">5</text:span>.<text:span text:style-name="T1">xls</text:span>» содержит выборки по 160 наблюдений из одной и той же базы данных о новорождённых и их матерях.</text:p>
      <text:p text:style-name="P1"/>
      <text:p text:style-name="P1">Описание переменных:</text:p>
      <text:p text:style-name="P2"><text:span text:style-name="T7">low</text:span> – 1, <text:span text:style-name="T3">если родился ребёнок с малым весом (</text:span>&lt;2.5 <text:span text:style-name="T3">кг), 0 иначе;</text:span></text:p>
      <text:p text:style-name="P2"><text:span text:style-name="T7">age</text:span> – <text:span text:style-name="T3">возраст матери;</text:span></text:p>
      <text:p text:style-name="P2"><text:span text:style-name="T7">smoke</text:span> – 1, <text:span text:style-name="T3">если мать курила во время беременности, 0 иначе;</text:span></text:p>
      <text:p text:style-name="P2"><text:span text:style-name="T7">ht</text:span> – 1, <text:span text:style-name="T3">если у матери повышенное артериальное давление, 0 иначе;</text:span></text:p>
      <text:p text:style-name="P2"><text:span text:style-name="T7">ui</text:span> – 1, <text:span text:style-name="T3">если у матери наблюдалась маточная раздражительность, 0 иначе;</text:span></text:p>
      <text:p text:style-name="P2"><text:span text:style-name="T7">race</text:span> – <text:span text:style-name="T3">1</text:span> <text:span text:style-name="T3">для детей европеоидной расы, 2 для детей негроидной расы, 3 для остальных.</text:span></text:p>
      <text:p text:style-name="P7"/>
      <text:p text:style-name="P3"><text:span text:style-name="T3">В каждом варианте значение переменная </text:span>low <text:span text:style-name="T3">известно в 150 наблюдениях, последние 10 оставлены для прогноза </text:span><text:span text:style-name="T6">(будем считать, что это ещё не родившие женщины)</text:span><text:span text:style-name="T3">.</text:span></text:p>
      <text:p text:style-name="P7"/>
      <text:p text:style-name="P8">Выполните следующие пункты задания:</text:p>
      <text:p text:style-name="P2"><text:span text:style-name="T4">1) </text:span><text:span text:style-name="T3">Оцените </text:span><text:span text:style-name="T4">три </text:span><text:span text:style-name="T3">модел</text:span><text:span text:style-name="T4">и</text:span><text:span text:style-name="T3">, связывающую вероятность рождения ребёнка с малым весом с остальными п</text:span><text:span text:style-name="T4">ризнаками</text:span><text:span text:style-name="T3">: </text:span><text:span text:style-name="T4">1) линейную, 2) пробит, 3) логит. </text:span><text:span text:style-name="T6">Дайте словесное описание полученных результатам.</text:span></text:p>
      <text:p text:style-name="P3"><text:span text:style-name="T3">2) По каждой модели рассчитайте оцените вероятность рождения ребёнка с малым весом для всех наблюдений, включая 10 последних (где неизвестно значение </text:span><text:span text:style-name="T7">low</text:span><text:span text:style-name="T3">). Есть ли заметные различия между прогнозируемыми вероятностями? В каких наблюдениях возникают наибольшие расхождения? </text:span><text:span text:style-name="T6">Кому из ещё не родивших женщин требуется уделить особое внимание?</text:span></text:p>
      <text:p text:style-name="P9"/>
      <text:p text:style-name="P4"><text:span text:style-name="T6">Т</text:span><text:span text:style-name="T3">ретий пункт задания выполните для одной из оценённых моделей (выберите любую).</text:span></text:p>
      <text:p text:style-name="P3"><text:span text:style-name="T3">3) Рассмотрим прогнозное правило типа </text:span><text:span text:style-name="T3"><draw:frame draw:style-name="fr1" draw:name="Объект1" text:anchor-type="as-char" svg:y="-0.439cm" svg:width="1.468cm" svg:height="0.593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, если </text:span><text:span text:style-name="T3"><draw:frame draw:style-name="fr1" draw:name="Объект2" text:anchor-type="as-char" svg:y="-0.422cm" svg:width="2.596cm" svg:height="0.57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, иначе </text:span><text:span text:style-name="T3"><draw:frame draw:style-name="fr1" draw:name="Объект3" text:anchor-type="as-char" svg:y="-0.439cm" svg:width="1.478cm" svg:height="0.593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3">, где </text:span><text:span text:style-name="T8">c</text:span> – <text:span text:style-name="T3">некое пороговое значение для моделируемой вероятности.</text:span></text:p>
      <text:p text:style-name="P3"><text:span text:style-name="T5">Чувствительностью</text:span><text:span text:style-name="T3"> называется доля верных прогнозов среди всех наблюдений, где </text:span><text:span text:style-name="T3"><draw:frame draw:style-name="fr1" draw:name="Объект4" text:anchor-type="as-char" svg:y="-0.377cm" svg:width="1.468cm" svg:height="0.531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3">(способность модели правильно предсказывать «единички»). </text:span><text:span text:style-name="T5">Специфичностью</text:span><text:span text:style-name="T3"> называется доля верных прогнозов среди всех наблюдений, где </text:span><text:span text:style-name="T3"><draw:frame draw:style-name="fr1" draw:name="Объект5" text:anchor-type="as-char" svg:y="-0.377cm" svg:width="1.478cm" svg:height="0.531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3">(способность модели правильно предсказывать «нули»). Рассчитайте чувствительность и специфичность для разных пороговых значений </text:span><text:span text:style-name="T8">c</text:span> <text:span text:style-name="T3">от 0 до 1, постройте график зависимости чувствительности и специфичности от </text:span><text:span text:style-name="T8">c</text:span><text:span text:style-name="T3">.</text:span></text:p>
      <text:p text:style-name="P5">Требуется, чтобы прогнозная модель имела чувствительность не ниже 75%. Каким должен быть порог <text:span text:style-name="T2">c</text:span>? Какой специфичности можно добиться в этом случае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21:44:45.093000000</meta:creation-date>
    <dc:date>2019-05-19T22:54:29.035000000</dc:date>
    <meta:editing-duration>PT8M17S</meta:editing-duration>
    <meta:editing-cycles>2</meta:editing-cycles>
    <meta:generator>LibreOffice/6.0.1.1$Windows_x86 LibreOffice_project/60bfb1526849283ce2491346ed2aa51c465abfe6</meta:generator>
    <meta:document-statistic meta:table-count="0" meta:image-count="0" meta:object-count="5" meta:page-count="1" meta:paragraph-count="17" meta:word-count="281" meta:character-count="1987" meta:non-whitespace-character-count="1716"/>
  </office:meta>
</office:document-meta>
</file>

<file path=Object 1/content.xml><?xml version="1.0" encoding="utf-8"?>
<math xmlns="http://www.w3.org/1998/Math/MathML" display="block">
  <semantics>
    <mrow>
      <mover accent="true">
        <msub>
          <mi mathvariant="italic">low</mi>
          <mi>i</mi>
        </msub>
        <mo stretchy="false">^</mo>
      </mover>
      <mo stretchy="false">=</mo>
      <mn>1</mn>
    </mrow>
    <annotation encoding="StarMath 5.0">hat low_i=1</annotation>
  </semantics>
</math>
</file>

<file path=Object 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row>
              <msub>
                <mi mathvariant="italic">low</mi>
                <mi>i</mi>
              </msub>
              <mo stretchy="false">=</mo>
              <mn>1</mn>
            </mrow>
          </mrow>
          <mo fence="true" stretchy="false">)</mo>
        </mrow>
        <mo stretchy="false">&gt;</mo>
        <mi>c</mi>
      </mrow>
    </mrow>
    <annotation encoding="StarMath 5.0">hat P( low_i=1 )&gt;c</annotation>
  </semantics>
</math>
</file>

<file path=Object 3/content.xml><?xml version="1.0" encoding="utf-8"?>
<math xmlns="http://www.w3.org/1998/Math/MathML" display="block">
  <semantics>
    <mrow>
      <mover accent="true">
        <msub>
          <mi mathvariant="italic">low</mi>
          <mi>i</mi>
        </msub>
        <mo stretchy="false">^</mo>
      </mover>
      <mo stretchy="false">=</mo>
      <mn>0</mn>
    </mrow>
    <annotation encoding="StarMath 5.0">hat low_i=0</annotation>
  </semantics>
</math>
</file>

<file path=Object 4/content.xml><?xml version="1.0" encoding="utf-8"?>
<math xmlns="http://www.w3.org/1998/Math/MathML" display="block">
  <semantics>
    <mrow>
      <msub>
        <mi mathvariant="italic">low</mi>
        <mi>i</mi>
      </msub>
      <mo stretchy="false">=</mo>
      <mn>1</mn>
    </mrow>
    <annotation encoding="StarMath 5.0">low_i=1</annotation>
  </semantics>
</math>
</file>

<file path=Object 5/content.xml><?xml version="1.0" encoding="utf-8"?>
<math xmlns="http://www.w3.org/1998/Math/MathML" display="block">
  <semantics>
    <mrow>
      <msub>
        <mi mathvariant="italic">low</mi>
        <mi>i</mi>
      </msub>
      <mo stretchy="false">=</mo>
      <mn>0</mn>
    </mrow>
    <annotation encoding="StarMath 5.0">low_i=0</annotation>
  </semantics>
</math>
</file>